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2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25cm" svg:height="1.25cm" svg:x="5.6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25cm" svg:height="1.25cm" svg:x="5.3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25cm" svg:height="1.25cm" svg:x="11.5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25cm" svg:height="1.25cm" svg:x="7.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25cm" svg:height="1.25cm" svg:x="7.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25cm" svg:height="1.25cm" svg:x="14.2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25cm" svg:height="1.25cm" svg:x="11.4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25cm" svg:height="1.25cm" svg:x="11.1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25cm" svg:height="1.25cm" svg:x="5.6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25cm" svg:height="1.25cm" svg:x="7.7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1.25cm" svg:height="1.25cm" svg:x="12.7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layout" svg:width="1.25cm" svg:height="1.25cm" svg:x="14.8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25cm" svg:height="1.25cm" svg:x="13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25cm" svg:height="1.25cm" svg:x="9.7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1.25cm" svg:height="1.25cm" svg:x="14.2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1.25cm" svg:height="1.25cm" svg:x="17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25cm" svg:y1="14.5cm" svg:x2="15.5cm" svg:y2="14.5cm">
          <text:p/>
        </draw:line>
        <draw:line draw:style-name="gr3" draw:text-style-name="P1" draw:layer="layout" svg:x1="4.45cm" svg:y1="3.5cm" svg:x2="5.7cm" svg:y2="3.5cm">
          <text:p/>
        </draw:line>
        <draw:connector draw:style-name="gr4" draw:text-style-name="P1" draw:layer="layout" draw:type="curve" svg:x1="6.55cm" svg:y1="8.325cm" svg:x2="6.225cm" svg:y2="11.6cm" draw:start-shape="id1" draw:start-glue-point="1" draw:end-shape="id2" draw:end-glue-point="0" svg:d="m6550 8325c751 0 626 975 357 1297s-682-9-682 1978" svg:viewBox="0 0 892 3276">
          <text:p/>
        </draw:connector>
        <draw:connector draw:style-name="gr4" draw:text-style-name="P1" draw:layer="layout" draw:type="curve" svg:x1="8.325cm" svg:y1="10.65cm" svg:x2="10.325cm" svg:y2="12.3cm" draw:start-shape="id3" draw:start-glue-point="2" draw:end-shape="id4" draw:end-glue-point="0" svg:d="m8325 10650c0 1237 2000 413 2000 1650" svg:viewBox="0 0 2001 1651">
          <text:p/>
        </draw:connector>
        <draw:connector draw:style-name="gr4" draw:text-style-name="P1" draw:layer="layout" draw:type="curve" svg:x1="6.225cm" svg:y1="4.15cm" svg:x2="7.4cm" svg:y2="6.125cm" draw:start-shape="id5" draw:start-glue-point="2" draw:end-shape="id6" draw:end-glue-point="3" svg:d="m6225 4150c0 1317 391 1975 1175 1975" svg:viewBox="0 0 1176 1976">
          <text:p/>
        </draw:connector>
        <draw:connector draw:style-name="gr4" draw:text-style-name="P1" draw:layer="layout" draw:type="curve" svg:x1="6.85cm" svg:y1="3.525cm" svg:x2="7.7cm" svg:y2="3.525cm" draw:start-shape="id5" draw:start-glue-point="1" draw:end-shape="id7" draw:end-glue-point="3" svg:d="m6850 3525h850" svg:viewBox="0 0 851 1">
          <text:p/>
        </draw:connector>
        <draw:connector draw:style-name="gr4" draw:text-style-name="P1" draw:layer="layout" draw:type="curve" svg:x1="8.025cm" svg:y1="6.75cm" svg:x2="11.725cm" svg:y2="8.8cm" draw:start-shape="id6" draw:start-glue-point="2" draw:end-shape="id8" draw:end-glue-point="0" svg:d="m8025 6750c0 1537 3700 513 3700 2050" svg:viewBox="0 0 3701 2051">
          <text:p/>
        </draw:connector>
        <draw:connector draw:style-name="gr4" draw:text-style-name="P1" draw:layer="layout" draw:type="curve" svg:x1="8.325cm" svg:y1="4.15cm" svg:x2="12.025cm" svg:y2="6.2cm" draw:start-shape="id7" draw:start-glue-point="2" draw:end-shape="id9" draw:end-glue-point="0" svg:d="m8325 4150c0 1537 3700 513 3700 2050" svg:viewBox="0 0 3701 2051">
          <text:p/>
        </draw:connector>
        <draw:connector draw:style-name="gr4" draw:text-style-name="P1" draw:layer="layout" draw:type="curve" svg:x1="12.75cm" svg:y1="3.525cm" svg:x2="14.2cm" svg:y2="6.825cm" draw:start-shape="id10" draw:start-glue-point="1" draw:end-shape="id11" draw:end-glue-point="3" svg:d="m12750 3525c1087 0 363 3300 1450 3300" svg:viewBox="0 0 1451 3301">
          <text:p/>
        </draw:connector>
        <draw:connector draw:style-name="gr4" draw:text-style-name="P1" draw:layer="layout" draw:type="curve" svg:x1="12.125cm" svg:y1="4.15cm" svg:x2="8.95cm" svg:y2="3.525cm" draw:start-shape="id10" draw:start-glue-point="2" draw:end-shape="id7" draw:end-glue-point="1" svg:d="m12125 4150c0 751-950 626-1266 282s3-907-1909-907" svg:viewBox="0 0 3176 1180">
          <text:p/>
        </draw:connector>
        <draw:connector draw:style-name="gr4" draw:text-style-name="P1" draw:layer="layout" draw:type="curve" svg:x1="10.95cm" svg:y1="12.925cm" svg:x2="13cm" svg:y2="14.525cm" draw:start-shape="id4" draw:start-glue-point="1" draw:end-shape="id12" draw:end-glue-point="3" svg:d="m10950 12925c1537 0 513 1600 2050 1600" svg:viewBox="0 0 2051 1601">
          <text:p/>
        </draw:connector>
        <draw:connector draw:style-name="gr4" draw:text-style-name="P1" draw:layer="layout" draw:type="curve" svg:x1="15.425cm" svg:y1="10.15cm" svg:x2="13.625cm" svg:y2="13.9cm" draw:start-shape="id13" draw:start-glue-point="2" draw:end-shape="id12" draw:end-glue-point="0" svg:d="m15425 10150c0 2812-1800 938-1800 3750" svg:viewBox="0 0 1801 3751">
          <text:p/>
        </draw:connector>
        <draw:connector draw:style-name="gr4" draw:text-style-name="P1" draw:layer="layout" draw:type="curve" svg:x1="14.8cm" svg:y1="9.525cm" svg:x2="13.325cm" svg:y2="11.1cm" draw:start-shape="id13" draw:start-glue-point="3" draw:end-shape="id14" draw:end-glue-point="0" svg:d="m14800 9525c-984 0-1475 525-1475 1575" svg:viewBox="0 0 1476 1576">
          <text:p/>
        </draw:connector>
        <draw:connector draw:style-name="gr4" draw:text-style-name="P1" draw:layer="layout" draw:type="curve" svg:x1="12.7cm" svg:y1="11.725cm" svg:x2="13.625cm" svg:y2="13.9cm" draw:start-shape="id14" draw:start-glue-point="3" draw:end-shape="id12" draw:end-glue-point="0" svg:d="m12700 11725c-751 0-626 700-207 954s1132 59 1132 1221" svg:viewBox="0 0 1469 2176">
          <text:p/>
        </draw:connector>
        <draw:connector draw:style-name="gr4" draw:text-style-name="P1" draw:layer="layout" draw:type="curve" svg:x1="14.825cm" svg:y1="4.65cm" svg:x2="14.825cm" svg:y2="6.2cm" draw:start-shape="id15" draw:end-shape="id11" draw:end-glue-point="0" svg:d="m14825 4650v1550" svg:viewBox="0 0 1 1551">
          <text:p/>
        </draw:connector>
        <draw:connector draw:style-name="gr4" draw:text-style-name="P1" draw:layer="layout" draw:type="curve" svg:x1="17.625cm" svg:y1="6.25cm" svg:x2="16.05cm" svg:y2="9.525cm" draw:start-shape="id16" draw:start-glue-point="2" draw:end-shape="id13" draw:end-glue-point="1" svg:d="m17625 6250c0 2184-525 3275-1575 3275" svg:viewBox="0 0 1576 3276">
          <text:p/>
        </draw:connector>
        <draw:connector draw:style-name="gr4" draw:text-style-name="P1" draw:layer="layout" draw:type="curve" svg:x1="15.45cm" svg:y1="4.025cm" svg:x2="17.625cm" svg:y2="5cm" draw:start-shape="id15" draw:start-glue-point="1" draw:end-shape="id16" draw:end-glue-point="0" svg:d="m15450 4025c1450 0 2175 325 2175 975" svg:viewBox="0 0 2176 976">
          <text:p/>
        </draw:connector>
        <draw:connector draw:style-name="gr4" draw:text-style-name="P1" draw:layer="layout" draw:type="curve" svg:x1="12.025cm" svg:y1="7.45cm" svg:x2="15.425cm" svg:y2="8.9cm" draw:start-shape="id9" draw:start-glue-point="2" draw:end-shape="id13" draw:end-glue-point="0" svg:d="m12025 7450c0 1087 3400 363 3400 1450" svg:viewBox="0 0 3401 1451">
          <text:p/>
        </draw:connector>
        <draw:connector draw:style-name="gr4" draw:text-style-name="P1" draw:layer="layout" draw:type="curve" svg:x1="6.225cm" svg:y1="12.85cm" svg:x2="9.7cm" svg:y2="12.925cm" draw:start-shape="id2" draw:start-glue-point="2" draw:end-shape="id4" draw:end-glue-point="3" svg:d="m6225 12850c0 751 1025 626 1360 457s-22-382 2115-382" svg:viewBox="0 0 3476 586">
          <text:p/>
        </draw:connector>
        <draw:connector draw:style-name="gr4" draw:text-style-name="P1" draw:layer="layout" draw:type="curve" svg:x1="11.1cm" svg:y1="9.425cm" svg:x2="5.925cm" svg:y2="7.7cm" draw:start-shape="id8" draw:start-glue-point="3" draw:end-shape="id1" draw:end-glue-point="0" svg:d="m11100 9425c-3412 0-2843-1113-3284-1732s-1891-744-1891 7" svg:viewBox="0 0 5176 2244">
          <text:p/>
        </draw:connector>
        <draw:frame draw:style-name="gr5" draw:layer="layout" svg:width="4.041cm" svg:height="0.962cm" svg:x="12.75cm" svg:y="15.288cm">
          <draw:text-box>
            <text:p>PC Gateway</text:p>
          </draw:text-box>
        </draw:frame>
        <draw:frame draw:style-name="gr5" draw:layer="layout" svg:width="4.041cm" svg:height="0.962cm" svg:x="3cm" svg:y="1.5cm">
          <draw:text-box>
            <text:p>PC Gateway</text:p>
          </draw:text-box>
        </draw:frame>
        <draw:frame draw:style-name="gr5" draw:text-style-name="P2" draw:layer="layout" svg:width="5.777cm" svg:height="1.195cm" svg:x="4.824cm" svg:y="14.824cm">
          <draw:text-box>
            <text:p text:style-name="P2"><text:span text:style-name="T1">Mesh network</text:span></text:p>
          </draw:text-box>
        </draw:frame>
        <draw:frame draw:style-name="gr5" draw:layer="layout" svg:width="2.331cm" svg:height="0.962cm" svg:x="9.05cm" svg:y="6.3cm">
          <draw:text-box>
            <text:p>Nod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7T23:52:18</meta:creation-date>
    <dc:date>2013-09-28T00:03:37</dc:date>
    <meta:editing-duration>P0D</meta:editing-duration>
    <meta:editing-cycles>1</meta:editing-cycles>
    <meta:document-statistic meta:object-count="42"/>
    <meta:generator>LibreOffice/4.0.2.2$Linux_X86_64 LibreOffice_project/400m0$Build-2</meta:generator>
  </office:meta>
</office:document-meta>
</file>